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paragraph-properties fo:line-height="100%" fo:text-align="center" style:justify-single-word="false"/>
      <style:text-properties style:font-name="Times new roman" fo:language="it" fo:country="IT" officeooo:paragraph-rsid="001c0789"/>
    </style:style>
    <style:style style:name="P2" style:family="paragraph" style:parent-style-name="Title">
      <style:paragraph-properties fo:line-height="100%" fo:text-align="center" style:justify-single-word="false"/>
      <style:text-properties style:font-name="Times new Roman" fo:language="it" fo:country="IT" officeooo:paragraph-rsid="001c4738"/>
    </style:style>
    <style:style style:name="P3" style:family="paragraph" style:parent-style-name="Subtitle">
      <style:paragraph-properties fo:line-height="100%" fo:text-align="center" style:justify-single-word="false"/>
      <style:text-properties style:font-name="Times new Roman" fo:language="it" fo:country="IT" officeooo:rsid="0008c7bf" officeooo:paragraph-rsid="001c4738" style:font-name-complex="Times New Roman"/>
    </style:style>
    <style:style style:name="P4" style:family="paragraph" style:parent-style-name="Standard">
      <style:paragraph-properties fo:line-height="100%" fo:break-before="page"/>
      <style:text-properties style:font-name="Times new Roman" fo:language="it" fo:country="IT" officeooo:paragraph-rsid="001c4738"/>
    </style:style>
    <style:style style:name="P5" style:family="paragraph" style:parent-style-name="Standard">
      <style:paragraph-properties fo:line-height="100%"/>
      <style:text-properties style:font-name="Times new Roman" officeooo:paragraph-rsid="001c4738"/>
    </style:style>
    <style:style style:name="P6" style:family="paragraph" style:parent-style-name="Standard">
      <style:paragraph-properties fo:line-height="100%"/>
      <style:text-properties style:font-name="Times new Roman" fo:language="it" fo:country="IT" officeooo:paragraph-rsid="001c4738" style:font-name-complex="Times New Roman"/>
    </style:style>
    <style:style style:name="P7" style:family="paragraph" style:parent-style-name="Standard">
      <style:paragraph-properties fo:line-height="100%"/>
      <style:text-properties style:font-name="Times new Roman" fo:language="it" fo:country="IT" officeooo:paragraph-rsid="001c4738"/>
    </style:style>
    <style:style style:name="P8" style:family="paragraph" style:parent-style-name="Text_20_body">
      <style:paragraph-properties fo:line-height="100%"/>
      <style:text-properties style:font-name="Times new Roman" officeooo:paragraph-rsid="001c4738"/>
    </style:style>
    <style:style style:name="P9" style:family="paragraph" style:parent-style-name="Text_20_body">
      <style:paragraph-properties fo:line-height="100%"/>
      <style:text-properties style:use-window-font-color="true" loext:opacity="0%" style:font-name="Times new Roman" fo:language="it" fo:country="IT" fo:font-style="normal" style:text-underline-style="none" officeooo:paragraph-rsid="001c4738" style:font-style-asian="normal" style:font-style-complex="normal"/>
    </style:style>
    <style:style style:name="P10" style:family="paragraph" style:parent-style-name="Text_20_body">
      <style:paragraph-properties fo:line-height="100%"/>
      <style:text-properties style:use-window-font-color="true" loext:opacity="0%" style:text-position="0% 100%" style:font-name="Times new Roman" fo:language="it" fo:country="IT" fo:font-style="normal" style:text-underline-style="none" fo:font-weight="bold" officeooo:rsid="000c9e5b" officeooo:paragraph-rsid="001c4738" style:font-style-asian="normal" style:font-weight-asian="bold" style:font-style-complex="normal" style:font-weight-complex="bold"/>
    </style:style>
    <style:style style:name="T1" style:family="text">
      <style:text-properties fo:font-weight="bold" officeooo:rsid="0008c7bf" style:font-weight-asian="bold" style:font-name-complex="Times New Roman" style:font-weight-complex="bold"/>
    </style:style>
    <style:style style:name="T2" style:family="text">
      <style:text-properties fo:font-weight="bold" style:font-weight-asian="bold" style:font-name-complex="Times New Roman" style:font-weight-complex="bold"/>
    </style:style>
    <style:style style:name="T3" style:family="text">
      <style:text-properties fo:font-weight="bold" officeooo:rsid="00124b55" style:font-weight-asian="bold" style:font-name-complex="Times New Roman" style:font-weight-complex="bold"/>
    </style:style>
    <style:style style:name="T4" style:family="text">
      <style:text-properties style:text-underline-style="solid" style:text-underline-width="auto" style:text-underline-color="font-color" fo:font-weight="normal" officeooo:rsid="0017a883" style:font-weight-asian="normal" style:font-name-complex="Times New Roman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44821" style:font-weight-asian="normal" style:font-name-complex="Times New Roman" style:font-weight-complex="normal"/>
    </style:style>
    <style:style style:name="T6" style:family="text">
      <style:text-properties fo:language="it" fo:country="IT" fo:font-weight="bold" officeooo:rsid="000a9a64" style:font-weight-asian="bold" style:font-name-complex="Times New Roman" style:font-weight-complex="bold"/>
    </style:style>
    <style:style style:name="T7" style:family="text">
      <style:text-properties fo:language="it" fo:country="IT" fo:font-weight="bold" officeooo:rsid="000e564d" style:font-weight-asian="bold" style:font-name-complex="Times New Roman" style:font-weight-complex="bold"/>
    </style:style>
    <style:style style:name="T8" style:family="text">
      <style:text-properties fo:language="it" fo:country="IT" style:font-name-complex="Times New Roman"/>
    </style:style>
    <style:style style:name="T9" style:family="text">
      <style:text-properties fo:language="it" fo:country="IT" officeooo:rsid="000e564d" style:font-name-complex="Times New Roman"/>
    </style:style>
    <style:style style:name="T10" style:family="text">
      <style:text-properties fo:language="it" fo:country="IT" fo:font-weight="normal" style:font-weight-asian="normal" style:font-name-complex="Times New Roman" style:font-weight-complex="normal"/>
    </style:style>
    <style:style style:name="T11" style:family="text">
      <style:text-properties style:text-position="super 58%" fo:language="it" fo:country="IT" fo:font-weight="bold" officeooo:rsid="000a9a64" style:font-weight-asian="bold" style:font-name-complex="Times New Roman" style:font-weight-complex="bold"/>
    </style:style>
    <style:style style:name="T12" style:family="text">
      <style:text-properties style:text-position="0% 100%" fo:language="it" fo:country="IT" fo:font-weight="bold" officeooo:rsid="000a9a64" style:font-weight-asian="bold" style:font-name-complex="Times New Roman" style:font-weight-complex="bold"/>
    </style:style>
    <style:style style:name="T13" style:family="text">
      <style:text-properties fo:language="it" fo:country="IT" fo:font-weight="bold" officeooo:rsid="000ab954" style:font-weight-asian="bold" style:font-name-complex="Times New Roman" style:font-weight-complex="bold"/>
    </style:style>
    <style:style style:name="T14" style:family="text">
      <style:text-properties fo:language="it" fo:country="IT" officeooo:rsid="000ab954" style:font-name-complex="Times New Roman"/>
    </style:style>
    <style:style style:name="T15" style:family="text">
      <style:text-properties officeooo:rsid="000e564d"/>
    </style:style>
    <style:style style:name="T16" style:family="text">
      <style:text-properties officeooo:rsid="000a4631"/>
    </style:style>
    <style:style style:name="T17" style:family="text">
      <style:text-properties fo:font-weight="bold" officeooo:rsid="000abde7" style:font-weight-asian="bold" style:font-name-complex="Times New Roman" style:font-weight-complex="bold"/>
    </style:style>
    <style:style style:name="T18" style:family="text">
      <style:text-properties style:text-position="super 58%" fo:font-weight="bold" officeooo:rsid="000abde7" style:font-weight-asian="bold" style:font-name-complex="Times New Roman" style:font-weight-complex="bold"/>
    </style:style>
    <style:style style:name="T19" style:family="text">
      <style:text-properties style:text-position="super 58%" fo:font-weight="bold" officeooo:rsid="000c9e5b" style:font-weight-asian="bold" style:font-name-complex="Times New Roman" style:font-weight-complex="bold"/>
    </style:style>
    <style:style style:name="T20" style:family="text">
      <style:text-properties style:text-underline-style="solid" style:text-underline-width="auto" style:text-underline-color="font-color" style:font-name-complex="Times New Roman"/>
    </style:style>
    <style:style style:name="T21" style:family="text">
      <style:text-properties style:font-name-complex="Times New Roman"/>
    </style:style>
    <style:style style:name="T22" style:family="text">
      <style:text-properties fo:language="it" fo:country="IT" fo:font-weight="bold" officeooo:rsid="000b9eee" style:font-weight-asian="bold" style:font-name-complex="Times New Roman" style:font-weight-complex="bold"/>
    </style:style>
    <style:style style:name="T23" style:family="text">
      <style:text-properties style:text-position="super 58%" fo:language="it" fo:country="IT" fo:font-weight="bold" officeooo:rsid="000b9eee" style:font-weight-asian="bold" style:font-name-complex="Times New Roman" style:font-weight-complex="bold"/>
    </style:style>
    <style:style style:name="T24" style:family="text">
      <style:text-properties style:use-window-font-color="true" loext:opacity="0%" style:text-position="0% 100%" fo:language="it" fo:country="IT" fo:font-style="italic" style:text-underline-style="none" style:font-style-asian="italic" style:font-style-complex="italic"/>
    </style:style>
    <style:style style:name="T25" style:family="text">
      <style:text-properties style:use-window-font-color="true" loext:opacity="0%" style:text-position="0% 100%" fo:language="it" fo:country="IT" fo:font-style="normal" style:text-underline-style="none" fo:font-weight="bold" officeooo:rsid="000b9eee" style:font-style-asian="normal" style:font-weight-asian="bold" style:font-name-complex="Times New Roman" style:font-style-complex="normal" style:font-weight-complex="bold"/>
    </style:style>
    <style:style style:name="T26" style:family="text">
      <style:text-properties style:use-window-font-color="true" loext:opacity="0%" style:text-position="0% 100%" fo:language="it" fo:country="IT" fo:font-style="normal" style:text-underline-style="none" style:font-style-asian="normal" style:font-style-complex="normal"/>
    </style:style>
    <style:style style:name="T27" style:family="text">
      <style:text-properties style:use-window-font-color="true" loext:opacity="0%" style:text-position="super 58%" fo:language="it" fo:country="IT" fo:font-style="normal" style:text-underline-style="none" fo:font-weight="bold" officeooo:rsid="000b9eee" style:font-style-asian="normal" style:font-weight-asian="bold" style:font-name-complex="Times New Roman" style:font-style-complex="normal" style:font-weight-complex="bold"/>
    </style:style>
    <style:style style:name="T28" style:family="text">
      <style:text-properties style:use-window-font-color="true" loext:opacity="0%" style:text-position="0% 100%" fo:language="it" fo:country="IT" fo:font-style="normal" style:text-underline-style="none" fo:font-weight="bold" officeooo:rsid="000c4119" style:font-style-asian="normal" style:font-weight-asian="bold" style:font-style-complex="normal" style:font-weight-complex="bold"/>
    </style:style>
    <style:style style:name="T29" style:family="text">
      <style:text-properties style:use-window-font-color="true" loext:opacity="0%" style:text-position="super 58%" fo:language="it" fo:country="IT" fo:font-style="normal" style:text-underline-style="none" fo:font-weight="bold" officeooo:rsid="000c4119" style:font-style-asian="normal" style:font-weight-asian="bold" style:font-style-complex="normal" style:font-weight-complex="bold"/>
    </style:style>
    <style:style style:name="T30" style:family="text">
      <style:text-properties style:use-window-font-color="true" loext:opacity="0%" style:text-position="0% 100%" fo:language="it" fo:country="IT" fo:font-style="normal" style:text-underline-style="none" fo:font-weight="bold" officeooo:rsid="000a4631" style:font-style-asian="normal" style:font-weight-asian="bold" style:font-style-complex="normal" style:font-weight-complex="bold"/>
    </style:style>
    <style:style style:name="T31" style:family="text">
      <style:text-properties style:use-window-font-color="true" loext:opacity="0%" style:text-position="0% 100%" fo:language="it" fo:country="IT" fo:font-style="italic" style:text-underline-style="none" officeooo:rsid="000a4631" style:font-style-asian="italic" style:font-style-complex="italic"/>
    </style:style>
    <style:style style:name="T32" style:family="text">
      <style:text-properties style:use-window-font-color="true" loext:opacity="0%" style:text-position="0% 100%" fo:language="it" fo:country="IT" fo:font-style="italic" style:text-underline-style="none" officeooo:rsid="00100787" style:font-style-asian="italic" style:font-style-complex="italic"/>
    </style:style>
    <style:style style:name="T33" style:family="text">
      <style:text-properties style:use-window-font-color="true" loext:opacity="0%" style:text-position="0% 100%" fo:language="it" fo:country="IT" fo:font-style="italic" style:text-underline-style="none" officeooo:rsid="000c4119" style:font-style-asian="italic" style:font-style-complex="italic"/>
    </style:style>
    <style:style style:name="T34" style:family="text">
      <style:text-properties officeooo:rsid="00100787"/>
    </style:style>
    <style:style style:name="T35" style:family="text">
      <style:text-properties officeooo:rsid="000b626d"/>
    </style:style>
    <style:style style:name="T36" style:family="text">
      <style:text-properties style:text-position="super 58%"/>
    </style:style>
    <style:style style:name="T37" style:family="text">
      <style:text-properties fo:language="it" fo:country="IT" style:text-underline-style="solid" style:text-underline-width="auto" style:text-underline-color="font-color" style:font-name-complex="Times New Roman"/>
    </style:style>
    <style:style style:name="T38" style:family="text">
      <style:text-properties style:use-window-font-color="true" loext:opacity="0%" fo:font-style="italic" style:text-underline-style="none" style:font-style-asian="italic" style:font-style-complex="italic"/>
    </style:style>
    <style:style style:name="T39" style:family="text">
      <style:text-properties style:use-window-font-color="true" loext:opacity="0%" fo:font-style="italic" style:text-underline-style="none" officeooo:rsid="000b626d" style:font-style-asian="italic" style:font-style-complex="italic"/>
    </style:style>
    <style:style style:name="T40" style:family="text">
      <style:text-properties fo:language="it" fo:country="IT" fo:font-weight="bold" officeooo:rsid="000c9e5b" style:font-weight-asian="bold" style:font-name-complex="Times New Roman" style:font-weight-complex="bold"/>
    </style:style>
    <style:style style:name="T41" style:family="text">
      <style:text-properties fo:language="it" fo:country="IT" fo:font-weight="bold" officeooo:rsid="00100787" style:font-weight-asian="bold" style:font-name-complex="Times New Roman" style:font-weight-complex="bold"/>
    </style:style>
    <style:style style:name="T42" style:family="text">
      <style:text-properties fo:language="it" fo:country="IT" officeooo:rsid="00100787" style:font-name-complex="Times New Roman"/>
    </style:style>
    <style:style style:name="T43" style:family="text">
      <style:text-properties style:use-window-font-color="true" loext:opacity="0%" fo:language="it" fo:country="IT" style:text-underline-style="none" style:font-name-complex="Times New Roman"/>
    </style:style>
    <style:style style:name="T44" style:family="text">
      <style:text-properties style:use-window-font-color="true" loext:opacity="0%" fo:language="it" fo:country="IT" style:text-underline-style="none" officeooo:rsid="00100787" style:font-name-complex="Times New Roman"/>
    </style:style>
    <style:style style:name="T45" style:family="text">
      <style:text-properties style:use-window-font-color="true" loext:opacity="0%" fo:language="it" fo:country="IT" style:text-underline-style="none" fo:font-weight="bold" officeooo:rsid="000c9e5b" style:font-weight-asian="bold" style:font-name-complex="Times New Roman" style:font-weight-complex="bold"/>
    </style:style>
    <style:style style:name="T46" style:family="text">
      <style:text-properties fo:font-weight="bold" officeooo:rsid="0008c7bf" style:font-weight-asian="bold" style:font-weight-complex="bold"/>
    </style:style>
    <style:style style:name="T47" style:family="text">
      <style:text-properties fo:font-weight="bold" officeooo:rsid="00144821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normal" officeooo:rsid="0017a883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 fo:font-weight="normal" officeooo:rsid="0014482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Marmellata #25</text:p>
      <text:p text:style-name="P3">Cesare Cremonini</text:p>
      <text:p text:style-name="P4"><text:span text:style-name="T1">Re</text:span><text:span text:style-name="T2"> <text:s/></text:span><text:span text:style-name="T1">La</text:span><text:span text:style-name="T2"> <text:s/></text:span><text:span text:style-name="T1">So</text:span><text:span text:style-name="T3">l<text:tab/></text:span><text:span text:style-name="T4">x</text:span><text:span text:style-name="T5">8</text:span></text:p>
      <text:p text:style-name="P5"><text:span text:style-name="T6">Re <text:s text:c="43"/></text:span><text:span text:style-name="T7">Sol</text:span><text:span text:style-name="T8"><text:line-break/> <text:s text:c="2"/>Ci sono le tue scarpe ancora </text:span><text:span text:style-name="T9">q</text:span><text:span text:style-name="T8">ua, ma tu te ne sei già andata<text:line-break/></text:span><text:span text:style-name="T6">Re <text:s text:c="51"/></text:span><text:span text:style-name="T7">Sol</text:span><text:span text:style-name="T8"><text:line-break/> <text:s text:c="2"/>C'è ancora la tua parte di soldi </text:span><text:span text:style-name="T9">i</text:span><text:span text:style-name="T8">n </text:span><text:span text:style-name="T10">banca, ma tu non ci sei più</text:span><text:span text:style-name="T8"><text:line-break/></text:span><text:span text:style-name="T6">Re <text:s text:c="37"/></text:span><text:span text:style-name="T7">Sol</text:span><text:span text:style-name="T8"><text:line-break/> <text:s text:c="2"/>C'è ancora la tua patente </text:span><text:span text:style-name="T9">r</text:span><text:span text:style-name="T8">osa tutta stropicciata<text:line-break/></text:span><text:span text:style-name="T6">Re <text:tab/> <text:s text:c="33"/>Sol <text:s text:c="25"/>Sol</text:span><text:span text:style-name="T11">7+ </text:span><text:span text:style-name="T8"><text:line-break/> <text:s text:c="2"/>E nel tuo cassetto un libro </text:span><text:span text:style-name="T9">l</text:span><text:span text:style-name="T8">etto e una Winston blu<text:line-break/></text:span><text:span text:style-name="T12">La</text:span><text:span text:style-name="T11">6</text:span><text:span text:style-name="T8"> <text:s text:c="15"/></text:span><text:span text:style-name="T13">Re</text:span><text:span text:style-name="T8"><text:line-break/> <text:s text:c="2"/></text:span><text:span text:style-name="T14">L</text:span><text:span text:style-name="T8">'ho fumata</text:span></text:p>
      <text:p text:style-name="P6">Ci sono le tue calze rotte <text:span text:style-name="T15">l</text:span>a notte in cui ti sei ubriacata<text:line-break/>C'è ancora lì sul pianoforte <text:span text:style-name="T15">u</text:span>na sciarpa blu<text:line-break/>Ci sono le tue carte e <text:span text:style-name="T15">i</text:span>l tuo profumo è ancora in questa casa<text:line-break/>Proprio lì dove ti ho immaginata<text:line-break/><text:span text:style-name="T16">C</text:span>'eri tu</text:p>
      <text:p text:style-name="P7"><text:span text:style-name="T17">Re</text:span><text:span text:style-name="T18">7</text:span><text:span text:style-name="T19">+</text:span><text:span text:style-name="T20"><text:line-break/><text:line-break/>Rit</text:span><text:span text:style-name="T21">:</text:span></text:p>
      <text:p text:style-name="P8"><text:span text:style-name="T22"><text:tab/>Sol <text:s text:c="18"/>Fa</text:span>♯<text:span text:style-name="T22">m <text:s text:c="16"/>Re <text:s/>Re</text:span><text:span text:style-name="T23">7+</text:span><text:span text:style-name="T8"><text:line-break/> <text:tab/></text:span><text:span text:style-name="T24">Ah, da quando Senna non corre più<text:line-break/> <text:tab/></text:span><text:span text:style-name="T25">Sol <text:s text:c="18"/>Fa</text:span><text:span text:style-name="T26">♯</text:span><text:span text:style-name="T25">m <text:s text:c="18"/>Re <text:s/>Re</text:span><text:span text:style-name="T27">7+</text:span><text:span text:style-name="T24"><text:line-break/><text:tab/>Ah, da quando Baggio non gioca più<text:line-break/><text:tab/></text:span><text:span text:style-name="T28">Mim</text:span><text:span text:style-name="T29">7 <text:s text:c="89"/></text:span><text:span text:style-name="T28">Fa#m </text:span><text:span text:style-name="T30">Sol</text:span><text:span text:style-name="T24"><text:line-break/><text:tab/>Oh, no, no, da quand</text:span><text:span text:style-name="T31">o </text:span><text:span text:style-name="T32">m</text:span><text:span text:style-name="T31">i hai lasciato pure <text:s text:c="2"/>tu</text:span><text:span text:style-name="T24"><text:line-break/><text:tab/> <text:s text:c="19"/></text:span><text:span text:style-name="T28">Re <text:s text:c="6"/>La <text:s/>Sol<text:tab/>Re <text:s/>La <text:s/>Sol</text:span><text:span text:style-name="T24"><text:line-break/><text:tab/>Non è più domenica<text:line-break/><text:tab/> <text:s text:c="18"/></text:span><text:span text:style-name="T28">Re <text:s text:c="7"/>La <text:s/>Sol</text:span><text:span text:style-name="T24"><text:line-break/><text:tab/></text:span><text:span text:style-name="T33">M</text:span><text:span text:style-name="T24">a poi si dimentica<text:line-break/></text:span><text:soft-page-break/><text:span text:style-name="T24"><text:tab/></text:span><text:span text:style-name="T28">Re <text:s text:c="6"/>La <text:s text:c="6"/>Sol</text:span><text:span text:style-name="T24"><text:line-break/><text:tab/>Non si pensa, non si pensa più</text:span></text:p>
      <text:p text:style-name="P9">Ci sono le tue scarpe ancora <text:span text:style-name="T34">q</text:span>ua, ma tu non sei passata<text:line-break/>Ho spiegato ai vicini <text:span text:style-name="T34">r</text:span>idendo che tu non ci sei più<text:line-break/>Un ragazzo in cortile abbraccia <text:span text:style-name="T34">e</text:span> bacia la sua fidanzata<text:line-break/>Proprio lì dove ti ho incontrata<text:line-break/><text:span text:style-name="T35">N</text:span>on ci sei più</text:p>
      <text:p text:style-name="P10">Re<text:span text:style-name="T36">7+</text:span></text:p>
      <text:p text:style-name="P5"><text:span text:style-name="T37">Rit</text:span><text:span text:style-name="T8">:<text:line-break/><text:tab/></text:span><text:span text:style-name="T38">Ah, da quando Senna non corre più<text:line-break/><text:tab/>Ah, da quando Baggio non gioca più<text:line-break/><text:tab/>Oh, no, no, da quando<text:line-break/><text:tab/></text:span><text:span text:style-name="T39">M</text:span><text:span text:style-name="T38">i hai lasciato pure tu<text:line-break/><text:tab/>Non è più domenica e non si dimentica</text:span></text:p>
      <text:p text:style-name="P5"><text:span text:style-name="T40">Re <text:s text:c="40"/></text:span><text:span text:style-name="T41">Sol</text:span><text:span text:style-name="T8"><text:line-break/> <text:s text:c="2"/>Ora vivo da solo in questa </text:span><text:span text:style-name="T42">c</text:span><text:span text:style-name="T8">asa buia e desolata<text:line-break/></text:span><text:span text:style-name="T40">Re <text:s text:c="47"/></text:span><text:span text:style-name="T41">Sol</text:span><text:span text:style-name="T8"><text:line-break/> <text:s text:c="2"/>Il tempo che davo all'amore </text:span><text:span text:style-name="T42">l</text:span><text:span text:style-name="T8">o tengo solo per me<text:line-break/></text:span><text:span text:style-name="T40">Re <text:s text:c="39"/></text:span><text:span text:style-name="T41">Sol</text:span><text:span text:style-name="T8"><text:line-break/> <text:s text:c="2"/></text:span><text:span text:style-name="T43">Ogni volta in cui ti penso </text:span><text:span text:style-name="T44">m</text:span><text:span text:style-name="T43">angio chili di marmellata<text:line-break/></text:span><text:span text:style-name="T45">Re <text:s text:c="39"/>Sol <text:s text:c="3"/>La</text:span><text:span text:style-name="T43"><text:line-break/> <text:s text:c="2"/>Quella che mi nascondevi <text:s text:c="5"/>tu<text:line-break/> <text:s text:c="10"/></text:span><text:span text:style-name="T45">Re</text:span><text:span text:style-name="T43"><text:line-break/>l'ho trovata</text:span></text:p>
      <text:p text:style-name="P7"><text:span text:style-name="T46">Re</text:span><text:span text:style-name="T47"> <text:s/></text:span><text:span text:style-name="T46">La</text:span><text:span text:style-name="T47"> <text:s/></text:span><text:span text:style-name="T46">Sol<text:tab/></text:span><text:span text:style-name="T48">x</text:span><text:span text:style-name="T49">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officeooo:rsid="0008c7bf" officeooo:paragraph-rsid="0008c7bf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Header">
      <style:paragraph-properties fo:text-align="center" style:justify-single-word="false"/>
      <style:text-properties fo:language="it" fo:country="IT"/>
    </style:style>
    <style:page-layout style:name="Mpm1">
      <style:page-layout-properties fo:page-width="5.8299in" fo:page-height="8.2701in" style:num-format="1" style:print-orientation="portrait" fo:margin-top="0.4925in" fo:margin-bottom="1in" fo:margin-left="0.75in" fo:margin-right="0.75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02in" fo:margin-left="0in" fo:margin-right="0in" fo:margin-bottom="0.4701in" fo:background-color="transparent" style:dynamic-spacing="true" draw:fill="none"/>
      </style:header-style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MELLATA #25</text:p>
      </style:header>
      <style:header-left>
        <text:p text:style-name="MP3">MUSICA ITALIANA</text:p>
      </style:header-left>
      <style:header-first>
        <text:p text:style-name="MP2"/>
      </style:head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eo Cervini</meta:initial-creator>
    <meta:editing-cycles>131</meta:editing-cycles>
    <meta:print-date>2026-03-02T09:41:50.581137561</meta:print-date>
    <meta:creation-date>2024-07-11T09:24:00</meta:creation-date>
    <dc:date>2026-03-14T15:20:55.062456716</dc:date>
    <meta:editing-duration>PT3H45M2S</meta:editing-duration>
    <meta:generator>LibreOffice/25.8.5.2$Linux_X86_64 LibreOffice_project/580$Build-2</meta:generator>
    <dc:creator>Matteo Cervini</dc:creator>
    <meta:printed-by>PDF files: Matteo Cervini</meta:printed-by>
    <dc:title>Marmellata #25</dc:title>
    <meta:document-statistic meta:table-count="0" meta:image-count="0" meta:object-count="0" meta:page-count="3" meta:paragraph-count="14" meta:word-count="308" meta:character-count="2122" meta:non-whitespace-character-count="1155"/>
    <meta:user-defined meta:name="AppVersion">16.0000</meta:user-defined>
    <meta:template xlink:type="simple" xlink:actuate="onRequest" xlink:title="Normal.dotm" xlink:href=""/>
  </office:meta>
</office:document-meta>
</file>